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start"/>
      <style:text-properties fo:color="#ffffff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start"/>
      <style:text-properties fo:color="#000000" style:text-line-through-style="none" fo:font-style="normal" style:text-underline-style="none"/>
    </style:style>
    <style:style style:name="P4" style:family="paragraph"/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data-style-name="C0">
      <style:graphic-properties fo:background-color="#dddddd"/>
    </style:style>
    <style:style style:name="gr3" style:family="graphic">
      <style:graphic-properties style:run-through="foreground"/>
    </style:style>
    <style:style style:name="gr4" style:family="graphic" style:data-style-name="C8106">
      <style:graphic-properties fo:background-color="#dddddd"/>
    </style:style>
    <style:style style:name="gr5" style:family="graphic" style:data-style-name="C40">
      <style:graphic-properties fo:background-color="#dddddd"/>
    </style:style>
    <style:style style:name="gr6" style:family="graphic">
      <style:graphic-properties fo:background-color="#dddddd"/>
    </style:style>
    <style:style style:name="gr7" style:family="graphic">
      <style:graphic-properties fo:background-color="#dddddd" style:repeat="scale"/>
    </style:style>
    <number:number-style style:name="C0" number:language="en" number:country="US">
      <number:number number:min-integer-digits="1"/>
    </number:number-style>
    <number:time-style style:name="C40" number:language="en" number:country="US">
      <number:hours number:style="long"/>
      <number:text>:</number:text>
      <number:minutes number:style="long"/>
    </number:time-style>
    <number:date-style style:name="C8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MainForm" form:command="IT_Log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ixed-text form:name="lblNum" form:control-implementation="ooo:com.sun.star.form.component.FixedText" xml:id="control1" form:id="control1" form:label="Num" form:for="control2"/>
          <form:formatted-text form:name="fmtNum" form:control-implementation="ooo:com.sun.star.form.component.FormattedField" xml:id="control2" form:id="control2" form:data-field="Nu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  <form:property form:property-name="Text" office:value-type="string" office:string-value="31"/>
            </form:properties>
          </form:formatted-text>
          <form:fixed-text form:name="lblIncident_Date" form:control-implementation="ooo:com.sun.star.form.component.FixedText" xml:id="control3" form:id="control3" form:label="Incident_Date" form:for="control4,control5"/>
          <form:time form:name="timIncident_Date" form:control-implementation="ooo:com.sun.star.form.component.TimeField" xml:id="control4" form:id="control4" form:current-value="PT12H00M00S" form:data-field="Incident_Dat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imeField"/>
              <form:property form:property-name="MouseWheelBehavior" office:value-type="float" office:value="0"/>
              <form:property form:property-name="ObjIDinMSO" office:value-type="float" office:value=""/>
              <form:property form:property-name="Text" office:value-type="string" office:string-value="12:00"/>
            </form:properties>
          </form:time>
          <form:date form:name="datIncident_Date" form:control-implementation="ooo:com.sun.star.form.component.DateField" xml:id="control5" form:id="control5" form:current-value="2022-02-11" form:min-value="1800-01-01" form:data-field="Incident_Dat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"/>
              <form:property form:property-name="Text" office:value-type="string" office:string-value="02/11/22"/>
            </form:properties>
          </form:date>
          <form:fixed-text form:name="lblProblem" form:control-implementation="ooo:com.sun.star.form.component.FixedText" xml:id="control6" form:id="control6" form:label="Problem" form:for="control7"/>
          <form:textarea form:name="txtProblem" form:control-implementation="ooo:com.sun.star.form.component.TextField" xml:id="control7" form:id="control7" form:data-field="Proble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blSolution_Source" form:control-implementation="ooo:com.sun.star.form.component.FixedText" xml:id="control8" form:id="control8" form:label="Solution_Source" form:for="control9"/>
          <form:text form:name="txtSolution_Source" form:control-implementation="ooo:com.sun.star.form.component.TextField" xml:id="control9" form:id="control9" form:data-field="Solution_Sourc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blSolution" form:control-implementation="ooo:com.sun.star.form.component.FixedText" xml:id="control10" form:id="control10" form:label="Solution" form:for="control11"/>
          <form:textarea form:name="txtSolution" form:control-implementation="ooo:com.sun.star.form.component.TextField" xml:id="control11" form:id="control11" form:data-field="Solution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blMedia" form:control-implementation="ooo:com.sun.star.form.component.FixedText" xml:id="control12" form:id="control12" form:label="Media" form:for="control13"/>
          <form:image-frame form:name="imgMedia" form:control-implementation="ooo:com.sun.star.form.component.DatabaseImageControl" xml:id="control13" form:id="control13" form:image-data="" form:data-field="Media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"/>
              <form:property form:property-name="TabIndex" office:value-type="float" office:value="0"/>
            </form:properties>
          </form:image-frame>
          <form:fixed-text form:name="lblWork_Hours" form:control-implementation="ooo:com.sun.star.form.component.FixedText" xml:id="control14" form:id="control14" form:label="Work_Hours" form:for="control15"/>
          <form:formatted-text form:name="fmtWork_Hours" form:control-implementation="ooo:com.sun.star.form.component.FormattedField" xml:id="control15" form:id="control15" form:data-field="Work_Hour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  <form:property form:property-name="Text" office:value-type="string" office:string-value="2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Shape1" draw:style-name="gr1"><draw:control draw:name="Shape1" draw:text-style-name="P1" svg:width="1.2594in" svg:height="0.1953in" svg:x="0.3937in" svg:y="0.4453in" draw:control="control1"/><draw:control draw:name="Shape2" draw:style-name="gr2" draw:text-style-name="P2" svg:width="0.5496in" svg:height="0.2976in" svg:x="1.7709in" svg:y="0.3937in" draw:control="control2"/></draw:g><draw:g text:anchor-type="paragraph" draw:z-index="1" draw:name="Shape3" draw:style-name="gr1"><draw:control draw:name="Shape3" draw:text-style-name="P1" svg:width="1.2594in" svg:height="0.1953in" svg:x="0.3937in" svg:y="0.8209in" draw:control="control3"/><draw:g draw:style-name="gr3"><draw:control draw:name="Shape4" draw:style-name="gr4" draw:text-style-name="P2" svg:width="0.9185in" svg:height="0.2976in" svg:x="1.7709in" svg:y="0.7693in" draw:control="control5"/><draw:control draw:name="Shape5" draw:style-name="gr5" draw:text-style-name="P2" svg:width="0.5087in" svg:height="0.2976in" svg:x="2.6929in" svg:y="0.7693in" draw:control="control4"/></draw:g></draw:g><draw:g text:anchor-type="paragraph" draw:z-index="2" draw:name="Shape6" draw:style-name="gr1"><draw:control draw:name="Shape6" draw:text-style-name="P1" svg:width="1.2594in" svg:height="0.1953in" svg:x="0.3937in" svg:y="1.1965in" draw:control="control6"/><draw:control draw:name="Shape7" draw:style-name="gr6" draw:text-style-name="P3" svg:width="2.378in" svg:height="1.1894in" svg:x="1.7709in" svg:y="1.1457in" draw:control="control7"/></draw:g><draw:g text:anchor-type="paragraph" draw:z-index="3" draw:name="Shape8" draw:style-name="gr1"><draw:control draw:name="Shape8" draw:text-style-name="P1" svg:width="1.2594in" svg:height="0.1953in" svg:x="0.3937in" svg:y="2.4654in" draw:control="control8"/><draw:control draw:name="Shape9" draw:style-name="gr6" draw:text-style-name="P3" svg:width="3.713in" svg:height="0.2976in" svg:x="1.7709in" svg:y="2.4134in" draw:control="control9"/></draw:g><draw:g text:anchor-type="paragraph" draw:z-index="4" draw:name="Shape10" draw:style-name="gr1"><draw:control draw:name="Shape10" draw:text-style-name="P1" svg:width="1.2594in" svg:height="0.1953in" svg:x="0.3937in" svg:y="2.8406in" draw:control="control10"/><draw:control draw:name="Shape11" draw:style-name="gr6" draw:text-style-name="P3" svg:width="2.378in" svg:height="1.1894in" svg:x="1.7709in" svg:y="2.7898in" draw:control="control11"/></draw:g><draw:g text:anchor-type="paragraph" draw:z-index="5" draw:name="Shape12" draw:style-name="gr1"><draw:control draw:name="Shape12" draw:text-style-name="P1" svg:width="0.9933in" svg:height="0.1953in" svg:x="5.7193in" svg:y="0.4453in" draw:control="control12"/><draw:control draw:name="Shape13" draw:style-name="gr7" draw:text-style-name="P4" svg:width="2.378in" svg:height="1.1894in" svg:x="6.8303in" svg:y="0.3937in" draw:control="control13"/></draw:g><draw:g text:anchor-type="paragraph" draw:z-index="6" draw:name="Shape14" draw:style-name="gr1"><draw:control draw:name="Shape14" draw:text-style-name="P1" svg:width="0.9933in" svg:height="0.1953in" svg:x="5.7193in" svg:y="1.7126in" draw:control="control14"/><draw:control draw:name="Shape15" draw:style-name="gr2" draw:text-style-name="P2" svg:width="0.5705in" svg:height="0.2976in" svg:x="6.8303in" svg:y="1.661in" draw:control="control1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fo:background-color="#33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0" meta:word-count="0" meta:character-count="0"/>
    <meta:generator>OpenOffice/4.1.11$Unix OpenOffice.org_project/4111m1$Build-9808</meta:generator>
  </office:meta>
</office:document-meta>
</file>